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9dbe1"/>
    </style:style>
    <style:style style:name="P3"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4"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5"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6"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7"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text-properties fo:font-weight="bold" style:font-weight-asian="bold" style:font-weight-complex="bold"/>
    </style:style>
    <style:style style:name="P14" style:family="paragraph" style:parent-style-name="Text_20_body" style:list-style-name="L6">
      <style:text-properties fo:font-weight="bold"/>
    </style:style>
    <style:style style:name="P15" style:family="paragraph" style:parent-style-name="Text_20_body" style:list-style-name="L6">
      <style:text-properties fo:font-weight="bold" style:font-weight-asian="normal" style:font-weight-complex="normal"/>
    </style:style>
    <style:style style:name="P16" style:family="paragraph" style:parent-style-name="Text_20_body" style:list-style-name="L6">
      <style:text-properties fo:font-weight="normal" style:font-weight-asian="normal" style:font-weight-complex="normal"/>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text-properties officeooo:rsid="001a00b3" officeooo:paragraph-rsid="001a00b3"/>
    </style:style>
    <style:style style:name="P29" style:family="paragraph" style:parent-style-name="Table_20_Contents" style:list-style-name="L13"/>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Preformatted_20_Text" style:list-style-name="L11"/>
    <style:style style:name="P3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9db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00b3" style:font-weight-asian="bold" style:font-weight-complex="bold"/>
    </style:style>
    <style:style style:name="T8" style:family="text">
      <style:text-properties fo:font-style="normal" style:font-style-asian="normal" style:font-style-complex="normal"/>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T13" style:family="text">
      <style:text-properties fo:language="fr" fo:country="FR"/>
    </style:style>
    <style:style style:name="T14" style:family="text">
      <style:text-properties officeooo:rsid="0019dbe1"/>
    </style:style>
    <style:style style:name="T15" style:family="text">
      <style:text-properties officeooo:rsid="001a00b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ser's manual for</text:p>
      <text:p text:style-name="P6"><draw:frame draw:style-name="fr1" draw:name="Graphic1" text:anchor-type="as-char" svg:width="10.978cm" svg:height="2.064cm" draw:z-index="0"><draw:image xlink:href="../w2llogo.png" xlink:type="simple" xlink:show="embed" xlink:actuate="onLoad"/></draw:frame></text:p>
      <text:p text:style-name="P5">Writer2LaTeX, Writer2BibTeX, Writer2xhtml and Calc2xhtml</text:p>
      <text:p text:style-name="P4">version 1.2.<text:span text:style-name="T14">1</text:span></text:p>
      <text:p text:style-name="P3">© 2002–201<text:span text:style-name="T14">4</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0">1 <text:a xlink:type="simple" xlink:href="#__RefHeading__4440_212107084" text:style-name="Internet_20_link" text:visited-style-name="Internet_20_link">Introduction</text:a><text:tab/>3</text:p>
          <text:p text:style-name="P32">1.1 <text:a xlink:type="simple" xlink:href="#__RefHeading__4442_212107084" text:style-name="Internet_20_link" text:visited-style-name="Internet_20_link">What is Writer2LaTeX?</text:a><text:tab/>3</text:p>
          <text:p text:style-name="P32">1.2 <text:a xlink:type="simple" xlink:href="#__RefHeading__4444_212107084" text:style-name="Internet_20_link" text:visited-style-name="Internet_20_link">More about Writer2LaTeX and Writer2BibTeX</text:a><text:tab/>3</text:p>
          <text:p text:style-name="P32">1.3 <text:a xlink:type="simple" xlink:href="#__RefHeading__4446_212107084" text:style-name="Internet_20_link" text:visited-style-name="Internet_20_link">More about Writer2xhtml and Calc2xhtml</text:a><text:tab/>4</text:p>
          <text:p text:style-name="P30">2 <text:a xlink:type="simple" xlink:href="#__RefHeading__4448_212107084" text:style-name="Internet_20_link" text:visited-style-name="Internet_20_link">Using the export filters</text:a><text:tab/>5</text:p>
          <text:p text:style-name="P32">2.1 <text:a xlink:type="simple" xlink:href="#__RefHeading__4450_212107084" text:style-name="Internet_20_link" text:visited-style-name="Internet_20_link">Installing of the filters</text:a><text:tab/>5</text:p>
          <text:p text:style-name="P32">2.2 <text:a xlink:type="simple" xlink:href="#__RefHeading__4452_212107084" text:style-name="Internet_20_link" text:visited-style-name="Internet_20_link">Using the filters</text:a><text:tab/>5</text:p>
          <text:p text:style-name="P32">2.3 <text:a xlink:type="simple" xlink:href="#__RefHeading__4454_212107084" text:style-name="Internet_20_link" text:visited-style-name="Internet_20_link">Using Writer2LaTeX and Writer2BibTeX</text:a><text:tab/>5</text:p>
          <text:p text:style-name="P32">2.4 <text:a xlink:type="simple" xlink:href="#__RefHeading__4456_212107084" text:style-name="Internet_20_link" text:visited-style-name="Internet_20_link">Using Writer2xhtml</text:a><text:tab/>5</text:p>
          <text:p text:style-name="P32">2.5 <text:a xlink:type="simple" xlink:href="#__RefHeading__4458_212107084" text:style-name="Internet_20_link" text:visited-style-name="Internet_20_link">Using Calc2xhtml</text:a><text:tab/>6</text:p>
          <text:p text:style-name="P32">2.6 <text:a xlink:type="simple" xlink:href="#__RefHeading__4460_212107084" text:style-name="Internet_20_link" text:visited-style-name="Internet_20_link">Custom configuration</text:a><text:tab/>7</text:p>
          <text:p text:style-name="P32">2.7 <text:a xlink:type="simple" xlink:href="#__RefHeading__4462_212107084" text:style-name="Internet_20_link" text:visited-style-name="Internet_20_link">Configuration packages</text:a><text:tab/>7</text:p>
          <text:p text:style-name="P30">3 <text:a xlink:type="simple" xlink:href="#__RefHeading__4464_212107084" text:style-name="Internet_20_link" text:visited-style-name="Internet_20_link">Using the command line utility</text:a><text:tab/>11</text:p>
          <text:p text:style-name="P32">3.1 <text:a xlink:type="simple" xlink:href="#__RefHeading__4466_212107084" text:style-name="Internet_20_link" text:visited-style-name="Internet_20_link">How to install Writer2LaTeX for command line usage</text:a><text:tab/>11</text:p>
          <text:p text:style-name="P32">3.2 <text:a xlink:type="simple" xlink:href="#__RefHeading__4468_212107084" text:style-name="Internet_20_link" text:visited-style-name="Internet_20_link">Using the command line utility</text:a><text:tab/>12</text:p>
          <text:p text:style-name="P30">4 <text:a xlink:type="simple" xlink:href="#__RefHeading__4470_212107084" text:style-name="Internet_20_link" text:visited-style-name="Internet_20_link">Configuration</text:a><text:tab/>14</text:p>
          <text:p text:style-name="P32">4.1 <text:a xlink:type="simple" xlink:href="#__RefHeading__4472_212107084" text:style-name="Internet_20_link" text:visited-style-name="Internet_20_link">Writer2LaTeX configuration</text:a><text:tab/>14</text:p>
          <text:p text:style-name="P32">4.2 <text:a xlink:type="simple" xlink:href="#__RefHeading__4474_212107084" text:style-name="Internet_20_link" text:visited-style-name="Internet_20_link">Writer2xhtml and Calc2xhtml configuration</text:a><text:tab/>24</text:p>
          <text:p text:style-name="P32">4.3 <text:a xlink:type="simple" xlink:href="#__RefHeading__4476_212107084" text:style-name="Internet_20_link" text:visited-style-name="Internet_20_link">Using LibreOffice to create XHTML documents</text:a><text:tab/>34</text:p>
          <text:p text:style-name="P30">5 <text:a xlink:type="simple" xlink:href="#__RefHeading__4478_212107084" text:style-name="Internet_20_link" text:visited-style-name="Internet_20_link">Special features for the EPUB export</text:a><text:tab/>37</text:p>
          <text:p text:style-name="P32">5.1 <text:a xlink:type="simple" xlink:href="#__RefHeading__4480_212107084" text:style-name="Internet_20_link" text:visited-style-name="Internet_20_link">Meta data</text:a><text:tab/>37</text:p>
          <text:p text:style-name="P32">5.2 <text:a xlink:type="simple" xlink:href="#__RefHeading__4482_212107084" text:style-name="Internet_20_link" text:visited-style-name="Internet_20_link">Hidden hedings</text:a><text:tab/>38</text:p>
          <text:p text:style-name="P30">6 <text:a xlink:type="simple" xlink:href="#__RefHeading__4484_212107084" text:style-name="Internet_20_link" text:visited-style-name="Internet_20_link">The LaTeX package ooomath.sty</text:a><text:tab/>39</text:p>
          <text:p text:style-name="P30">7 <text:a xlink:type="simple" xlink:href="#__RefHeading__4486_212107084" text:style-name="Internet_20_link" text:visited-style-name="Internet_20_link">Using Writer2LaTeX from another application</text:a><text:tab/>40</text:p>
          <text:p text:style-name="P32">7.1 <text:a xlink:type="simple" xlink:href="#__RefHeading__4488_212107084" text:style-name="Internet_20_link" text:visited-style-name="Internet_20_link">Using Writer2LaTeX from a Java application</text:a><text:tab/>40</text:p>
          <text:p text:style-name="P32">7.2 <text:a xlink:type="simple" xlink:href="#__RefHeading__4490_212107084" text:style-name="Internet_20_link" text:visited-style-name="Internet_20_link">Using Writer2LaTeX from a Basic macro</text:a><text:tab/>41</text:p>
          <text:p text:style-name="P32">7.3 <text:a xlink:type="simple" xlink:href="#__RefHeading__4492_212107084" text:style-name="Internet_20_link" text:visited-style-name="Internet_20_link">Batch conversion with UNO</text:a><text:tab/>42</text:p>
          <text:p text:style-name="P32">7.4 <text:a xlink:type="simple" xlink:href="#__RefHeading__4494_212107084" text:style-name="Internet_20_link" text:visited-style-name="Internet_20_link">Converting from StarMath with a Basic macro</text:a><text:tab/>44</text:p>
          <text:p text:style-name="P30">8 <text:a xlink:type="simple" xlink:href="#__RefHeading__4496_212107084" text:style-name="Internet_20_link" text:visited-style-name="Internet_20_link">Troubleshooting</text:a><text:tab/>45</text:p>
        </text:index-body>
      </text:table-of-content>
      <text:h text:style-name="Heading_20_1" text:outline-level="1"><text:bookmark-start text:name="__RefHeading__4440_212107084"/>Introduction<text:bookmark-end text:name="__RefHeading__4440_212107084"/></text:h>
      <text:h text:style-name="Heading_20_2" text:outline-level="2"><text:bookmark-start text:name="__RefHeading__4442_212107084"/>What is Writer2LaTeX?<text:bookmark-end text:name="__RefHeading__4442_212107084"/></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7336967214457992997" text:style-name="L1">
        <text:list-item>
          <text:p text:style-name="P8"><text:span text:style-name="T5">Writer2LaTeX</text:span> converts OpenDocument text documents to LaTeX 2e, and works together with...</text:p>
        </text:list-item>
        <text:list-item>
          <text:p text:style-name="P8"><text:span text:style-name="T5">Writer2BibTeX</text:span> which extracts bibliographic data from an OpenDocument text document and converts it to BibTeX format.</text:p>
        </text:list-item>
        <text:list-item>
          <text:p text:style-name="P8"><text:span text:style-name="T5">Writer2xhtml</text:span> converts OpenDocument text documents to XHTML 1.0 strict, XHTML 1.1, XHTML 1.1 + MathML 2.0 or EPUB using CSS2 to convert style information.</text:p>
        </text:list-item>
        <text:list-item>
          <text:p text:style-name="P8"><text:span text:style-name="T5">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text:span text:style-name="T14">LibreOffice</text:span> <text:span text:style-name="T14">or</text:span> <text:span text:style-name="T14">Apache OpenOffice.org</text:span>. You can use Writer2LaTeX</text:p>
      <text:list xml:id="list7286299675757572718" text:style-name="L2">
        <text:list-item>
          <text:p text:style-name="P9">...as an <text:span text:style-name="T2">export filter</text:span> for <text:span text:style-name="T14">LibreOffice</text:span>.</text:p>
        </text:list-item>
        <text:list-item>
          <text:p text:style-name="P9">...as a <text:span text:style-name="T2">command line utility</text:span>, independent of <text:span text:style-name="T14">LibreOffice</text:span>.</text:p>
        </text:list-item>
        <text:list-item>
          <text:p text:style-name="P9">...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5">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text:span text:style-name="T14">LO</text:span> is used as an abbreviation of <text:span text:style-name="T14">LibreOffice</text:span>.</text:p>
      <text:h text:style-name="Heading_20_2" text:outline-level="2"><text:bookmark-start text:name="__RefHeading__4444_212107084"/>More about Writer2LaTeX and Writer2BibTeX<text:bookmark-end text:name="__RefHeading__4444_212107084"/></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534578110163396108" text:style-name="L3">
        <text:list-item>
          <text:p text:style-name="P10">You can use LaTeX as a typesetting engine for your OOo documents: Writer2LaTeX can be configured to create a LaTeX document with as much formatting as possible preserved. Note that the resulting LaTeX source will be readable, but not very clean.</text:p>
          <text:p text:style-name="P10">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0">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0">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text:bookmark-start text:name="__RefHeading__4446_212107084"/>More about Writer2xhtml and Calc2xhtml<text:bookmark-end text:name="__RefHeading__4446_212107084"/></text:h>
      <text:p text:style-name="Text_20_body">The primary goal for Writer2xhtml and Calc2xhtml is to provide <text:span text:style-name="T2">standards compliant</text:span> XHTML documents which can be customized to your specific needs.</text:p>
      <text:list xml:id="list1280860259726644251" text:style-name="L4">
        <text:list-item>
          <text:p text:style-name="P11">Standards compliance is necessary to ensure consistent results when the document is viewed in different browsers. It is also vital to ensure that the created document can be processed further by other tools.</text:p>
        </text:list-item>
        <text:list-item>
          <text:p text:style-name="P11">Customization means that you can control important aspects about the conversion. In particular you can control the style of the document:</text:p>
          <text:list>
            <text:list-item>
              <text:p text:style-name="P11">You can let Writer2xhtml convert the style information in the source document and thus get an XHTML document that has the same general appearance as the original, but is adapted to an online environment.</text:p>
            </text:list-item>
            <text:list-item>
              <text:p text:style-name="P11">You can create a document that adapts the style of the document to your own CSS style sheet.</text:p>
            </text:list-item>
          </text:list>
        </text:list-item>
      </text:list>
      <text:h text:style-name="Heading_20_1" text:outline-level="1"><text:bookmark-start text:name="__RefHeading__4448_212107084"/>Using the export filters<text:bookmark-end text:name="__RefHeading__4448_212107084"/></text:h>
      <text:h text:style-name="Heading_20_2" text:outline-level="2"><text:bookmark-start text:name="__RefHeading__4450_212107084"/>Installing of the filters<text:bookmark-end text:name="__RefHeading__4450_212107084"/></text:h>
      <text:p text:style-name="Text_20_body">Writer2LaTeX can work as an export filter for <text:span text:style-name="T14">LO Writer</text:span>.</text:p>
      <text:p text:style-name="Text_20_body">Two <text:span text:style-name="T14">LO</text:span> extensions are provided:</text:p>
      <text:list xml:id="list3821895725224836191" text:style-name="L5">
        <text:list-item>
          <text:p text:style-name="P12"><text:span text:style-name="T6">writer2latex.oxt</text:span> installs the LaTeX and BibTeX export filters in Writer</text:p>
        </text:list-item>
        <text:list-item>
          <text:p text:style-name="P12"><text:span text:style-name="T6">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3">N</text:span><text:span text:style-name="T2">ote</text:span>: Before you install the Writer2LaTeX extensions, you need to set up OOo to use Java. You can configure this in OOo under <text:span text:style-name="T6">Tools – Options</text:span>. Of course this requires that you have installed a Java runtime environment on your system.</text:p>
      <text:p text:style-name="Text_20_body">The extensions are installed and uninstalled using the Extension Manager in OO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452_212107084"/>Using the filters<text:bookmark-end text:name="__RefHeading__4452_212107084"/></text:h>
      <text:p text:style-name="Text_20_body">The filters provided by Writer2LaTeX are all <text:span text:style-name="T2">export filters</text:span>. This means that the filters are to be found in the <text:span text:style-name="T6">File – Export</text:span> menu in Writer or Calc.</text:p>
      <text:p text:style-name="Text_20_body"><text:span text:style-name="T5">Note:</text:span> As Writer2LaTeX does not provide corresponding <text:span text:style-name="T2">import</text:span> filters, you should always save in OpenDocument format as well!</text:p>
      <text:h text:style-name="Heading_20_2" text:outline-level="2"><text:bookmark-start text:name="__RefHeading__4454_212107084"/>Using Writer2LaTeX and Writer2BibTeX<text:bookmark-end text:name="__RefHeading__4454_212107084"/></text:h>
      <text:p text:style-name="Text_20_body">To export a Writer document to LaTeX, choose <text:span text:style-name="T6">LaTeX 2e</text:span> in the export dialog.</text:p>
      <text:p text:style-name="Text_20_body">After you have typed in a file name, an options dialog will open. To get help, select an item and press <text:span text:style-name="T6">F1</text:span><text:span text:style-name="T10"> or press the help button. Alternatively you can enable extended tips with </text:span><text:span text:style-name="T6">Shift-F1</text:span><text:span text:style-name="T10">.</text:span></text:p>
      <text:p text:style-name="Text_20_body">Click <text:span text:style-name="T6">Export</text:span> to initiate the export or <text:span text:style-name="T6">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6">BibTeX</text:span> in the export dialog. All bibliographic data in the document will be extracted and stored in a BibTeX file which can later be used by e.g. LaTeX documents.</text:p>
      <text:h text:style-name="Heading_20_2" text:outline-level="2"><text:bookmark-start text:name="__RefHeading__4456_212107084"/><text:reference-mark text:name="xhtml-formats"/>Using Writer2xhtml<text:bookmark-end text:name="__RefHeading__4456_212107084"/></text:h>
      <text:p text:style-name="Text_20_body">To export a Writer document to XHTML, choose one of the following formats in the export dialog:</text:p>
      <text:list xml:id="list1369667417320084099" text:style-name="L6">
        <text:list-item>
          <text:p text:style-name="P13">XHTML 1.0 strict<text:span text:style-name="T10"> will create an XHTML file which is compatible with the </text:span><text:soft-page-break/><text:span text:style-name="T10">older HTML 4 standard. You can thus expect that the result will be viewable with any (modern) browser, but note that mathematical formulas are </text:span><text:span text:style-name="T4">not</text:span><text:span text:style-name="T10"> supported.</text:span></text:p>
        </text:list-item>
        <text:list-item>
          <text:p text:style-name="P13">XHTML 1.1<text:span text:style-name="T10"> will create an XHTML file using the XHTML 1.1 standard, but without support for mathematical formulas.</text:span></text:p>
        </text:list-item>
        <text:list-item>
          <text:p text:style-name="P14">XHTML 1.1 + MathML 2.0<text:span text:style-name="T10"> will create an XHTML file which follows the standard for combining XHTML with mathematical formulas, using </text:span><text:span text:style-name="T4">MathML</text:span><text:span text:style-name="T10"> for the formulas. Unfortunately, not all browsers support this.</text:span></text:p>
        </text:list-item>
        <text:list-item>
          <text:p text:style-name="P15">XHTML 1.1 + MathML 2.0 (xsl)<text:span text:style-name="T9">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9">http://www.w3.org/Math/XSL/</text:span></text:a><text:span text:style-name="T9"> for details.</text:span></text:p>
          <text:p text:style-name="P16">This is how W3C's Math Working Group recommends to put ”math on the web”.</text:p>
        </text:list-item>
        <text:list-item>
          <text:p text:style-name="P16"><text:span text:style-name="T6">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6">F1</text:span><text:span text:style-name="T10"> or press the help button. Alternatively you can enable extended tips with </text:span><text:span text:style-name="T6">Shift-F1</text:span><text:span text:style-name="T10">.</text:span></text:p>
      <text:p text:style-name="Text_20_body">Click <text:span text:style-name="T6">Export</text:span> to initiate the export or <text:span text:style-name="T6">Cancel</text:span> to close the dialog without exporting the document.</text:p>
      <text:p text:style-name="Text_20_body"/>
      <text:h text:style-name="Heading_20_2" text:outline-level="2"><text:bookmark-start text:name="__RefHeading__4458_212107084"/>Using Calc2xhtml<text:bookmark-end text:name="__RefHeading__4458_212107084"/></text:h>
      <text:p text:style-name="Text_20_body">To export a Calc document to XHTML, choose <text:span text:style-name="T6">XHTML 1.0 strict</text:span> or <text:span text:style-name="T6">XHTML 1.1</text:span> in the export dialog. </text:p>
      <text:p text:style-name="Text_20_body">After you have typed in a file name, an options dialog will open. To get help, select an item and press <text:span text:style-name="T6">F1</text:span><text:span text:style-name="T10"> or press the help button. Alternatively you can enable extended tips with </text:span><text:span text:style-name="T6">Shift-F1</text:span><text:span text:style-name="T10">.</text:span></text:p>
      <text:p text:style-name="Text_20_body"><text:soft-page-break/>Click <text:span text:style-name="T6">Export</text:span> to initiate the export or <text:span text:style-name="T6">Cancel</text:span> to close the dialog without exporting the document.</text:p>
      <text:h text:style-name="Heading_20_2" text:outline-level="2"><text:bookmark-start text:name="__RefHeading__4460_212107084"/><text:reference-mark text:name="custom-config"/>Custom configuration<text:bookmark-end text:name="__RefHeading__4460_212107084"/></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OOo.</text:p>
      <text:list xml:id="list6339431466656146540" text:style-name="L7">
        <text:list-item>
          <text:p text:style-name="P17">On unix-like systems this folder will usually be something like</text:p>
          <text:p text:style-name="P17"><text:span text:style-name="Source_20_Text">home directory/.</text:span><text:span text:style-name="Source_20_Text"><text:span text:style-name="T14">config/libreoffce/4</text:span></text:span><text:span text:style-name="Source_20_Text">/user</text:span></text:p>
        </text:list-item>
        <text:list-item>
          <text:p text:style-name="P17">On Windows <text:span text:style-name="T14">7 </text:span>it will usually be something like</text:p>
          <text:p text:style-name="P17"><text:span text:style-name="Source_20_Text">C:\\user</text:span></text:p>
          <text:p text:style-name="P1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462_212107084"/><text:reference-mark text:name="config-packages"/>Configuration packages<text:bookmark-end text:name="__RefHeading__4462_212107084"/></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921427215961970675" text:style-name="L8">
        <text:list-item>
          <text:p text:style-name="P18">A configuration file for Writer2LaTeX or Writer2xhtml, see section <text:reference-ref text:reference-format="chapter" text:ref-name="latex-config">4</text:reference-ref>.</text:p>
        </text:list-item>
        <text:list-item>
          <text:p text:style-name="P18">An XHTML template (Writer2xhtml only).</text:p>
        </text:list-item>
        <text:list-item>
          <text:p text:style-name="P18">An OOo template.</text:p>
        </text:list-item>
        <text:list-item>
          <text:p text:style-name="P18">An OOo registry file to glue the parts together.</text:p>
        </text:list-item>
      </text:list>
      <text:p text:style-name="Text_20_body">The Writer2LaTeX distribution contains a sample configuration package <text:span text:style-name="T6">xhtml-config-sample.oxt</text:span> that demonstrates this.</text:p>
      <text:p text:style-name="Text_20_body">As a demonstration of the principles of configuration packages, you can install this into OOo using the Extension Manager:</text:p>
      <text:list xml:id="list1760388815574697351" text:style-name="L9">
        <text:list-item>
          <text:p text:style-name="P19">If you export to XHTML, the dialog will show an additional entry <text:span text:style-name="T6">Sample custom style</text:span> in the Style list.</text:p>
        </text:list-item>
        <text:list-item>
          <text:p text:style-name="P19">If you open <text:span text:style-name="T6">Templates and Documents</text:span> in OOo you will find a new folder <text:span text:style-name="T6">xhtml-sample-config</text:span>. This folder contains a Writer template. If you create a document based on this template, <text:span text:style-name="T6">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ext:soft-page-break/>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oft-page-break/><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text:soft-page-break/>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464_212107084"/>Using the command line utility<text:bookmark-end text:name="__RefHeading__4464_212107084"/></text:h>
      <text:h text:style-name="Heading_20_2" text:outline-level="2"><text:bookmark-start text:name="__RefHeading__4466_212107084"/>How to install Writer2LaTeX for command line usage<text:bookmark-end text:name="__RefHeading__4466_212107084"/></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530812434494080322" text:style-name="L10">
        <text:list-item>
          <text:p text:style-name="P20">Unzip <text:span text:style-name="Source_20_Text">writer2latex12.zip</text:span> into some directory. This will create a subdirectory <text:span text:style-name="Source_20_Text">writer2latex12</text:span>.</text:p>
        </text:list-item>
        <text:list-item>
          <text:p text:style-name="P20">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5767263648323288088" text:style-name="L11">
        <text:list-item>
          <text:p text:style-name="P21">Unzip <text:span text:style-name="Source_20_Text">writer2latex12.zip</text:span> into some directory. This will create a subdirectory <text:span text:style-name="Source_20_Text">writer2latex12</text:span>.</text:p>
        </text:list-item>
        <text:list-item>
          <text:p text:style-name="P21">Add this directory to your PATH environment variable (optional but recommended).</text:p>
        </text:list-item>
        <text:list-item>
          <text:p text:style-name="P21">Add execute permissions to <text:span text:style-name="Source_20_Text">w2l</text:span> as follows:</text:p>
          <text:p text:style-name="P31">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2"</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468_212107084"/><text:soft-page-break/>Using the command line utility<text:bookmark-end text:name="__RefHeading__4468_212107084"/></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470_212107084"/><text:reference-mark text:name="latex-config"/>Configuration<text:bookmark-end text:name="__RefHeading__4470_212107084"/></text:h>
      <text:h text:style-name="Heading_20_2" text:outline-level="2"><text:bookmark-start text:name="__RefHeading__4472_212107084"/>Writer2LaTeX configuration<text:bookmark-end text:name="__RefHeading__4472_212107084"/></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3313506273857486790" text:style-name="L12">
        <text:list-item>
          <text:p text:style-name="P22"><text:span text:style-name="Source_20_Text">ultraclean.xml</text:span> to produce a <text:span text:style-name="T1">clean</text:span> LaTeX file, ie. almost all the formatting is ignored.</text:p>
        </text:list-item>
        <text:list-item>
          <text:p text:style-name="P22"><text:span text:style-name="Source_20_Text">clean.xml</text:span> is a less radical version; preserves hyperlinks, color and some character formatting.</text:p>
        </text:list-item>
        <text:list-item>
          <text:p text:style-name="P22"><text:span text:style-name="Source_20_Text">pdfscreen.xml</text:span> to produce a LaTeX file which is optimized for screen viewing using the package <text:span text:style-name="Source_20_Text">pdfscreen.sty</text:span>.</text:p>
        </text:list-item>
        <text:list-item>
          <text:p text:style-name="P2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ext:soft-page-break/>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ext:soft-page-break/>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ext:soft-page-break/>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6690946411857267244"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5">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474_212107084"/>Writer2xhtml and Calc2xhtml configuration<text:bookmark-end text:name="__RefHeading__4474_212107084"/></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5" text:note-class="footnote"><text:note-citation>5</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6" text:note-class="footnote"><text:note-citation>6</text:note-citation><text:note-body><text:p text:style-name="Footnote">This option replaces 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oft-page-break/><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495280825208642257" text:style-name="L14">
        <text:list-item>
          <text:p text:style-name="P23"><text:span text:style-name="Source_20_Text">name</text:span> specifies the name of the Writer style.</text:p>
        </text:list-item>
        <text:list-item>
          <text:p text:style-name="P23"><text:span text:style-name="Source_20_Text">family</text:span><text:note text:id="ftn7" text:note-class="footnote"><text:note-citation>7</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3"><text:span text:style-name="Source_20_Text">element</text:span> specifies the XHTML element to use when converting this style. This is not used for frame and list styles.</text:p>
        </text:list-item>
        <text:list-item>
          <text:p text:style-name="P23"><text:span text:style-name="Source_20_Text">css</text:span> specifies the CSS style class to use when converting this style. If it is not specified or the value is <text:span text:style-name="Source_20_Text">“(none)”</text:span>, no CSS class will be used.</text:p>
        </text:list-item>
        <text:list-item>
          <text:p text:style-name="P23"><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3"><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text:soft-page-break/>&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6821309573026691947" text:style-name="L15">
        <text:list-item>
          <text:p text:style-name="P24">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4"><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4">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476_212107084"/><text:reference-mark text:name="xhtml-frontend"/>Using <text:span text:style-name="T14">LibreOffice </text:span>to create XHTML documents<text:bookmark-end text:name="__RefHeading__4476_212107084"/></text:h>
      <text:p text:style-name="Text_20_body">The configuration file <text:span text:style-name="Source_20_Text">cleanxhtml.xml</text:span> that is distributed with Writer2LaTeX, can be used to create semantically rich XHTML content, which can be formatted with your <text:soft-page-break/>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5">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text:soft-page-break/>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478_212107084"/>Special features for the EPUB export<text:bookmark-end text:name="__RefHeading__4478_212107084"/></text:h>
      <text:h text:style-name="Heading_20_2" text:outline-level="2"><text:bookmark-start text:name="__RefHeading__4480_212107084"/>Meta data<text:bookmark-end text:name="__RefHeading__4480_212107084"/></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6">File-Properties</text:span>, <text:span text:style-name="T6">User-defined properties</text:span>. (The export filter includes a custom editor for these.) The following properties are supported:</text:p>
      <text:list xml:id="list3815902178436410244" text:style-name="L16">
        <text:list-item>
          <text:p text:style-name="P25"><text:span text:style-name="T6">Identifier</text:span>: Each EPUB document must have a unique ID. Normally Writer2xhtml generates a Universal Unique ID (UUID) for this purpose, but you may override this with your own ID.</text:p>
          <text:p text:style-name="P25">To do this add a new property, enter <text:span text:style-name="T6">Identifier</text:span> (case is not important) as name and the ID as value.</text:p>
          <text:p text:style-name="P25">An identifier may follow a specific identification scheme, e.g. ISBN. To specify an identification scheme, append this to the name separated by a period, e.g. <text:span text:style-name="T6">Identifier.ISBN</text:span>.</text:p>
          <text:p text:style-name="P25">It is possible to have several identifiers, in this case append a number to the name, e.g. <text:span text:style-name="T6">Identifier1.ISBN</text:span> and <text:span text:style-name="T6">Identifier2</text:span>. The first identifier is used as the unique ID.</text:p>
        </text:list-item>
        <text:list-item>
          <text:p text:style-name="P25"><text:span text:style-name="T6">Creator</text:span>: A primary creator or author of the publication.</text:p>
          <text:p text:style-name="P25">Enter <text:span text:style-name="T6">Creator</text:span> as name and the creator's name as value.</text:p>
          <text:p text:style-name="P25">A creator may have a special role, you can specify this with a three letter code after the word <text:span text:style-name="T6">creator</text:span>, e.g. <text:span text:style-name="T6">creator.aut</text:span> for the author or <text:span text:style-name="T6">creator.ill</text:span> for the illustrator. For the complete list of three letter codes see the EPUB specification (<text:a xlink:type="simple" xlink:href="http://www.idpf.org/2007/opf/OPF_2.0_final_spec.html">http://www.idpf.org/2007/opf/OPF_2.0_final_spec.html</text:a>).</text:p>
          <text:p text:style-name="P25">You can define several creators, in this case add a number to the word <text:span text:style-name="T6">creator</text:span>, e.g. <text:span text:style-name="T6">creator1.aut</text:span> and <text:span text:style-name="T6">creator2</text:span>. The creators will be sorted according to the numbers. Note that some readers may only present the first creator.</text:p>
          <text:p text:style-name="P25">If no creator is defined, Writer2xhtml will export the default creator given in the document (this is usually taken from OOo's user settings).</text:p>
        </text:list-item>
        <text:list-item>
          <text:p text:style-name="P25"><text:span text:style-name="T6">Contributor</text:span>: A party whose contribution to the publication is secondary to those named in creator elements. Otherwise it is handled like Creator, and the same rules apply.</text:p>
        </text:list-item>
        <text:list-item>
          <text:p text:style-name="P25"><text:span text:style-name="T6">Date</text:span>: Date of publication. The date must be in the format YYYY-MM-DD (year-month-date) or more generally in the format specified in <text:a xlink:type="simple" xlink:href="http://www.w3.org/TR/NOTE-datetime">http://www.w3.org/TR/NOTE-datetime</text:a>.</text:p>
          <text:p text:style-name="P25">A date may be associated with a special event such as <text:span text:style-name="T6">creation</text:span>, <text:span text:style-name="T6">publication</text:span> or <text:span text:style-name="T6">modification</text:span>. To define this, add the event after the word <text:span text:style-name="T6">date</text:span>, e.g. <text:span text:style-name="T6">date.publication</text:span>.</text:p>
          <text:p text:style-name="P25">You can give several dates, in this case add a number to the word date, e.g. <text:soft-page-break/><text:span text:style-name="T6">date1.creation</text:span>, <text:span text:style-name="T6">date2.modification</text:span>.</text:p>
          <text:p text:style-name="P25">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90848624794103" text:continue-numbering="true" text:style-name="L16">
        <text:list-item>
          <text:p text:style-name="P25"><text:span text:style-name="T6">Publisher</text:span>: The publisher of the document.</text:p>
        </text:list-item>
        <text:list-item>
          <text:p text:style-name="P25"><text:span text:style-name="T6">Type</text:span>: Terms describing general categories, functions, genres, or aggregation levels for content.</text:p>
        </text:list-item>
        <text:list-item>
          <text:p text:style-name="P25"><text:span text:style-name="T6">Format</text:span>: The media type or dimensions of the resource.</text:p>
        </text:list-item>
        <text:list-item>
          <text:p text:style-name="P25"><text:span text:style-name="T6">Source</text:span>: Information regarding a prior resource from which the publication was derived.</text:p>
        </text:list-item>
        <text:list-item>
          <text:p text:style-name="P25"><text:span text:style-name="T6">Relation</text:span>: An identifier of an auxiliary resource and its relationship to the publication.</text:p>
        </text:list-item>
        <text:list-item>
          <text:p text:style-name="P25"><text:span text:style-name="T6">Coverage</text:span>: The extent or scope of the publication’s content.</text:p>
        </text:list-item>
        <text:list-item>
          <text:p text:style-name="P25"><text:span text:style-name="T6">Rights</text:span>: A statement about rights, or a reference to one.</text:p>
        </text:list-item>
      </text:list>
      <text:h text:style-name="Heading_20_2" text:outline-level="2"><text:bookmark-start text:name="__RefHeading__4482_212107084"/>Hidden hedings<text:bookmark-end text:name="__RefHeading__4482_212107084"/></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484_212107084"/><text:reference-mark text:name="writer.sty"/>The LaTeX package <text:span text:style-name="Source_20_Text"><text:span text:style-name="T12">ooomath.sty</text:span></text:span><text:bookmark-end text:name="__RefHeading__4484_212107084"/></text:h>
      <text:p text:style-name="Text_20_body">OOo Math has a few features that are not available in standard LaTeX packages. Hence Writer2LaTeX uses an optional package <text:span text:style-name="Source_20_Text">ooomath.sty</text:span><text:note text:id="ftn8" text:note-class="footnote"><text:note-citation>8</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5">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5">General</text:span>, click the button <text:span text:style-name="T5">Refresh Now</text:span> to make MikTeX refresh it's filename database.</text:p>
      <text:h text:style-name="Heading_20_1" text:outline-level="1"><text:bookmark-start text:name="__RefHeading__4486_212107084"/>Using Writer2LaTeX from another application<text:bookmark-end text:name="__RefHeading__4486_212107084"/></text:h>
      <text:h text:style-name="Heading_20_2" text:outline-level="2"><text:bookmark-start text:name="__RefHeading__4488_212107084"/>Using Writer2LaTeX from a Java application<text:bookmark-end text:name="__RefHeading__4488_212107084"/></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oft-page-break/><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490_212107084"/>Using Writer2LaTeX from a Basic macro<text:bookmark-end text:name="__RefHeading__4490_212107084"/></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P28"><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492_212107084"/>Batch conversion with UNO<text:bookmark-end text:name="__RefHeading__4492_212107084"/></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text:soft-page-break/>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6303433796714617994" text:style-name="L17">
        <text:list-item>
          <text:p text:style-name="P26">The <text:span text:style-name="Source_20_Text">sSourceURL</text:span> specifies the URL of the source directory</text:p>
        </text:list-item>
        <text:list-item>
          <text:p text:style-name="P26">The <text:span text:style-name="Source_20_Text">sTargetURL</text:span> specifies the URL of the target directory</text:p>
        </text:list-item>
        <text:list-item>
          <text:p text:style-name="P26">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ext:soft-page-break/>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494_212107084"/>Converting from StarMath with a Basic macro<text:bookmark-end text:name="__RefHeading__4494_212107084"/></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4825966419442553044" text:style-name="L18">
        <text:list-item>
          <text:p text:style-name="P27">The method <text:span text:style-name="Source_20_Text">convertFormula</text:span> converts a StarMath string to a LaTeX string</text:p>
        </text:list-item>
        <text:list-item>
          <text:p text:style-name="P27">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496_212107084"/>Troubleshooting<text:bookmark-end text:name="__RefHeading__4496_212107084"/></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6">Tools – Options – </text:span><text:span text:style-name="T7">LibreOffice - Advancde</text:span>. Click <text:span text:style-name="T6">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fo:font-family="Courier, '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family="Courier, '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Henrik Just</meta:initial-creator>
    <meta:creation-date>2003-07-03T08:45:42</meta:creation-date>
    <dc:date>2014-08-04T09:08:47.716111300</dc:date>
    <meta:print-date>2004-06-29T10:09:33</meta:print-date>
    <dc:language>en-US</dc:language>
    <meta:editing-cycles>329</meta:editing-cycles>
    <meta:editing-duration>P1DT17H39M47S</meta:editing-duration>
    <meta:document-statistic meta:table-count="24" meta:image-count="1" meta:object-count="0" meta:page-count="45" meta:paragraph-count="1070" meta:word-count="12598" meta:character-count="82951" meta:non-whitespace-character-count="70689"/>
    <meta:user-defined meta:name="Info 1"/>
    <meta:user-defined meta:name="Info 2"/>
    <meta:user-defined meta:name="Info 3"/>
    <meta:user-defined meta:name="Info 4"/>
  </office:meta>
</office:document-meta>
</file>